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0a65ca" officeooo:paragraph-rsid="000a65ca"/>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officeooo:rsid="000e9656" officeooo:paragraph-rsid="000e9656"/>
    </style:style>
    <style:style style:name="P4" style:family="paragraph" style:parent-style-name="Standard">
      <style:paragraph-properties fo:text-align="justify" style:justify-single-word="false"/>
      <style:text-properties fo:font-style="normal" officeooo:rsid="000e9656" officeooo:paragraph-rsid="000e9656" style:font-style-asian="normal" style:font-style-complex="normal"/>
    </style:style>
    <style:style style:name="P5" style:family="paragraph" style:parent-style-name="Standard">
      <style:paragraph-properties fo:text-align="justify" style:justify-single-word="false"/>
      <style:text-properties fo:font-style="normal" officeooo:rsid="000ea074" officeooo:paragraph-rsid="000ea074" style:font-style-asian="normal" style:font-style-complex="normal"/>
    </style:style>
    <style:style style:name="P6" style:family="paragraph" style:parent-style-name="Standard">
      <style:paragraph-properties fo:text-align="justify" style:justify-single-word="false"/>
      <style:text-properties fo:font-style="normal" officeooo:rsid="001a358a" officeooo:paragraph-rsid="001ba1ab" style:font-style-asian="normal" style:font-style-complex="normal"/>
    </style:style>
    <style:style style:name="P7" style:family="paragraph" style:parent-style-name="Standard">
      <style:paragraph-properties fo:text-align="justify" style:justify-single-word="false"/>
      <style:text-properties fo:font-style="normal" officeooo:rsid="001ba1ab" officeooo:paragraph-rsid="001ba1ab" style:font-style-asian="normal" style:font-style-complex="normal"/>
    </style:style>
    <style:style style:name="P8" style:family="paragraph" style:parent-style-name="Standard">
      <style:paragraph-properties fo:text-align="justify" style:justify-single-word="false"/>
      <style:text-properties fo:font-style="normal" fo:font-weight="normal" officeooo:rsid="000ff2e0" officeooo:paragraph-rsid="000ea074"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fo:font-style="normal" fo:font-weight="normal" officeooo:rsid="001144b0" officeooo:paragraph-rsid="001144b0"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fo:font-style="normal" fo:font-weight="normal" officeooo:rsid="001a358a" officeooo:paragraph-rsid="001ba1ab"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fo:font-weight="normal" officeooo:rsid="001144b0" officeooo:paragraph-rsid="001144b0" style:font-weight-asian="normal" style:font-weight-complex="normal"/>
    </style:style>
    <style:style style:name="P12" style:family="paragraph" style:parent-style-name="Standard">
      <style:paragraph-properties fo:text-align="justify" style:justify-single-word="false"/>
      <style:text-properties fo:font-weight="normal" style:font-weight-asian="normal" style:font-weight-complex="normal"/>
    </style:style>
    <style:style style:name="P13" style:family="paragraph" style:parent-style-name="Standard">
      <style:paragraph-properties fo:text-align="justify" style:justify-single-word="false"/>
      <style:text-properties fo:font-weight="normal" officeooo:paragraph-rsid="000ea074" style:font-weight-asian="normal" style:font-weight-complex="normal"/>
    </style:style>
    <style:style style:name="P14" style:family="paragraph" style:parent-style-name="Standard">
      <style:paragraph-properties fo:text-align="justify" style:justify-single-word="false"/>
      <style:text-properties officeooo:rsid="0011db47" officeooo:paragraph-rsid="0011db47"/>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officeooo:paragraph-rsid="000a65ca"/>
    </style:style>
    <style:style style:name="P17" style:family="paragraph" style:parent-style-name="Standard">
      <style:paragraph-properties fo:text-align="justify" style:justify-single-word="false"/>
      <style:text-properties officeooo:paragraph-rsid="000b9414"/>
    </style:style>
    <style:style style:name="P18" style:family="paragraph" style:parent-style-name="Standard">
      <style:paragraph-properties fo:text-align="justify" style:justify-single-word="false"/>
      <style:text-properties officeooo:paragraph-rsid="000c8cda"/>
    </style:style>
    <style:style style:name="P19" style:family="paragraph" style:parent-style-name="Standard">
      <style:paragraph-properties fo:text-align="justify" style:justify-single-word="false"/>
      <style:text-properties officeooo:paragraph-rsid="000d1acf"/>
    </style:style>
    <style:style style:name="P20" style:family="paragraph" style:parent-style-name="Standard">
      <style:paragraph-properties fo:text-align="justify" style:justify-single-word="false"/>
      <style:text-properties officeooo:paragraph-rsid="000e9656"/>
    </style:style>
    <style:style style:name="P21" style:family="paragraph" style:parent-style-name="Standard">
      <style:paragraph-properties fo:text-align="justify" style:justify-single-word="false"/>
      <style:text-properties officeooo:paragraph-rsid="000ea074"/>
    </style:style>
    <style:style style:name="P22" style:family="paragraph" style:parent-style-name="Standard">
      <style:paragraph-properties fo:text-align="justify" style:justify-single-word="false"/>
      <style:text-properties officeooo:paragraph-rsid="001ba1ab"/>
    </style:style>
    <style:style style:name="P23" style:family="paragraph" style:parent-style-name="Standard">
      <style:paragraph-properties fo:text-align="justify" style:justify-single-word="false"/>
      <style:text-properties officeooo:paragraph-rsid="001c27c2"/>
    </style:style>
    <style:style style:name="P24" style:family="paragraph" style:parent-style-name="Standard">
      <style:paragraph-properties fo:text-align="justify" style:justify-single-word="false"/>
      <style:text-properties officeooo:paragraph-rsid="001d0e79"/>
    </style:style>
    <style:style style:name="P25" style:family="paragraph" style:parent-style-name="Standard">
      <style:paragraph-properties fo:text-align="justify" style:justify-single-word="false"/>
      <style:text-properties officeooo:rsid="001583a5" officeooo:paragraph-rsid="001583a5"/>
    </style:style>
    <style:style style:name="P26" style:family="paragraph" style:parent-style-name="Standard">
      <style:paragraph-properties fo:text-align="justify" style:justify-single-word="false"/>
      <style:text-properties officeooo:rsid="000c8cda" officeooo:paragraph-rsid="000c8cda"/>
    </style:style>
    <style:style style:name="P27" style:family="paragraph" style:parent-style-name="Standard">
      <style:paragraph-properties fo:text-align="justify" style:justify-single-word="false"/>
      <style:text-properties officeooo:rsid="000c8cda" officeooo:paragraph-rsid="000d1acf"/>
    </style:style>
    <style:style style:name="P28" style:family="paragraph" style:parent-style-name="Standard">
      <style:paragraph-properties fo:text-align="justify" style:justify-single-word="false"/>
      <style:text-properties officeooo:rsid="001a358a" officeooo:paragraph-rsid="001a358a"/>
    </style:style>
    <style:style style:name="P29" style:family="paragraph" style:parent-style-name="Standard">
      <style:paragraph-properties fo:text-align="justify" style:justify-single-word="false"/>
      <style:text-properties officeooo:rsid="001a358a" officeooo:paragraph-rsid="001ba1ab"/>
    </style:style>
    <style:style style:name="P30" style:family="paragraph" style:parent-style-name="Standard">
      <style:paragraph-properties fo:text-align="justify" style:justify-single-word="false"/>
      <style:text-properties officeooo:rsid="001a358a" officeooo:paragraph-rsid="001c27c2"/>
    </style:style>
    <style:style style:name="P31" style:family="paragraph" style:parent-style-name="Standard">
      <style:paragraph-properties fo:text-align="justify" style:justify-single-word="false"/>
      <style:text-properties officeooo:rsid="001ba1ab" officeooo:paragraph-rsid="001ba1ab"/>
    </style:style>
    <style:style style:name="P32" style:family="paragraph" style:parent-style-name="Standard">
      <style:paragraph-properties fo:text-align="justify" style:justify-single-word="false"/>
      <style:text-properties officeooo:rsid="001c27c2" officeooo:paragraph-rsid="001c27c2"/>
    </style:style>
    <style:style style:name="P33" style:family="paragraph" style:parent-style-name="Standard">
      <style:paragraph-properties fo:margin-top="0cm" fo:margin-bottom="0.3cm" loext:contextual-spacing="false" fo:text-align="justify" style:justify-single-word="false"/>
      <style:text-properties officeooo:rsid="0011db47" officeooo:paragraph-rsid="0011db47"/>
    </style:style>
    <style:style style:name="P34" style:family="paragraph" style:parent-style-name="Standard">
      <style:paragraph-properties fo:margin-top="0cm" fo:margin-bottom="0.3cm" loext:contextual-spacing="false" fo:text-align="justify" style:justify-single-word="false"/>
      <style:text-properties officeooo:rsid="0013719d" officeooo:paragraph-rsid="0013719d"/>
    </style:style>
    <style:style style:name="P35" style:family="paragraph" style:parent-style-name="Standard">
      <style:paragraph-properties fo:margin-top="0cm" fo:margin-bottom="0.3cm" loext:contextual-spacing="false" fo:text-align="justify" style:justify-single-word="false"/>
      <style:text-properties officeooo:rsid="00143caa" officeooo:paragraph-rsid="00143caa"/>
    </style:style>
    <style:style style:name="P36" style:family="paragraph" style:parent-style-name="Standard">
      <style:paragraph-properties fo:margin-top="0cm" fo:margin-bottom="0.3cm" loext:contextual-spacing="false" fo:text-align="justify" style:justify-single-word="false"/>
      <style:text-properties officeooo:rsid="001583a5" officeooo:paragraph-rsid="001583a5"/>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ent-style-name="Contents_20_4">
      <style:paragraph-properties>
        <style:tab-stops>
          <style:tab-stop style:position="15.503cm" style:type="right" style:leader-style="dotted" style:leader-text="."/>
        </style:tab-stops>
      </style:paragraph-properties>
    </style:style>
    <style:style style:name="P40" style:family="paragraph" style:parent-style-name="Heading_20_1">
      <style:paragraph-properties fo:break-before="page"/>
    </style:style>
    <style:style style:name="P41" style:family="paragraph" style:parent-style-name="Standard" style:list-style-name="L2">
      <style:paragraph-properties fo:text-align="justify" style:justify-single-word="false"/>
      <style:text-properties officeooo:paragraph-rsid="001583a5"/>
    </style:style>
    <style:style style:name="P42" style:family="paragraph" style:parent-style-name="Standard">
      <style:paragraph-properties fo:text-align="justify" style:justify-single-word="false"/>
      <style:text-properties officeooo:paragraph-rsid="001f8246"/>
    </style:style>
    <style:style style:name="P43" style:family="paragraph" style:parent-style-name="Standard">
      <style:paragraph-properties fo:text-align="justify" style:justify-single-word="false"/>
      <style:text-properties fo:font-style="normal" officeooo:rsid="001144b0" officeooo:paragraph-rsid="000ea074" style:font-style-asian="normal" style:font-style-complex="normal"/>
    </style:style>
    <style:style style:name="P44" style:family="paragraph" style:parent-style-name="Standard">
      <style:paragraph-properties fo:text-align="justify" style:justify-single-word="false"/>
      <style:text-properties fo:font-style="normal" officeooo:rsid="001a358a" officeooo:paragraph-rsid="001a358a" style:font-style-asian="normal" style:font-style-complex="normal"/>
    </style:style>
    <style:style style:name="P45" style:family="paragraph" style:parent-style-name="Standard">
      <style:paragraph-properties fo:text-align="justify" style:justify-single-word="false"/>
      <style:text-properties fo:font-style="normal" officeooo:rsid="001a358a" officeooo:paragraph-rsid="001ba1ab" style:font-style-asian="normal" style:font-style-complex="normal"/>
    </style:style>
    <style:style style:name="P46" style:family="paragraph" style:parent-style-name="Standard">
      <style:paragraph-properties fo:text-align="justify" style:justify-single-word="false"/>
      <style:text-properties fo:font-style="normal" officeooo:rsid="001a358a" officeooo:paragraph-rsid="001d0e79" style:font-style-asian="normal" style:font-style-complex="normal"/>
    </style:style>
    <style:style style:name="P47" style:family="paragraph" style:parent-style-name="Standard">
      <style:paragraph-properties fo:text-align="justify" style:justify-single-word="false"/>
      <style:text-properties fo:font-style="normal" officeooo:rsid="001a358a" officeooo:paragraph-rsid="001f8246" style:font-style-asian="normal" style:font-style-complex="normal"/>
    </style:style>
    <style:style style:name="P48" style:family="paragraph" style:parent-style-name="Standard">
      <style:paragraph-properties fo:text-align="justify" style:justify-single-word="false"/>
      <style:text-properties fo:font-style="normal" officeooo:rsid="001ba1ab" officeooo:paragraph-rsid="001ba1ab" style:font-style-asian="normal" style:font-style-complex="normal"/>
    </style:style>
    <style:style style:name="P49" style:family="paragraph" style:parent-style-name="Standard">
      <style:paragraph-properties fo:text-align="justify" style:justify-single-word="false"/>
      <style:text-properties fo:font-style="normal" officeooo:rsid="001c27c2" officeooo:paragraph-rsid="001c27c2" style:font-style-asian="normal" style:font-style-complex="normal"/>
    </style:style>
    <style:style style:name="P50" style:family="paragraph" style:parent-style-name="Standard">
      <style:paragraph-properties fo:text-align="justify" style:justify-single-word="false"/>
      <style:text-properties fo:font-style="normal" officeooo:rsid="001bd416" officeooo:paragraph-rsid="001f8246" style:font-style-asian="normal" style:font-style-complex="normal"/>
    </style:style>
    <style:style style:name="P51" style:family="paragraph" style:parent-style-name="Standard" style:list-style-name="L3">
      <style:paragraph-properties fo:text-align="justify" style:justify-single-word="false"/>
      <style:text-properties officeooo:rsid="001a358a" officeooo:paragraph-rsid="001d0e79"/>
    </style:style>
    <style:style style:name="P52" style:family="paragraph" style:parent-style-name="Standard" style:list-style-name="L1">
      <style:paragraph-properties fo:margin-top="0cm" fo:margin-bottom="0.3cm" loext:contextual-spacing="false" fo:text-align="justify" style:justify-single-word="false"/>
      <style:text-properties officeooo:rsid="00143caa" officeooo:paragraph-rsid="00143caa"/>
    </style:style>
    <style:style style:name="P53" style:family="paragraph" style:parent-style-name="Standard" style:list-style-name="L1">
      <style:paragraph-properties fo:margin-top="0cm" fo:margin-bottom="0.3cm" loext:contextual-spacing="false" fo:text-align="justify" style:justify-single-word="false"/>
      <style:text-properties officeooo:rsid="001583a5" officeooo:paragraph-rsid="001583a5"/>
    </style:style>
    <style:style style:name="T1" style:family="text">
      <style:text-properties officeooo:rsid="000a65ca"/>
    </style:style>
    <style:style style:name="T2" style:family="text">
      <style:text-properties fo:font-style="italic" style:font-style-asian="italic" style:font-style-complex="italic"/>
    </style:style>
    <style:style style:name="T3" style:family="text">
      <style:text-properties fo:font-style="italic" officeooo:rsid="000a65ca" style:font-style-asian="italic" style:font-style-complex="italic"/>
    </style:style>
    <style:style style:name="T4" style:family="text">
      <style:text-properties fo:font-style="italic" officeooo:rsid="000b9414" style:font-style-asian="italic" style:font-style-complex="italic"/>
    </style:style>
    <style:style style:name="T5" style:family="text">
      <style:text-properties fo:font-style="italic" officeooo:rsid="000e9656" style:font-style-asian="italic" style:font-style-complex="italic"/>
    </style:style>
    <style:style style:name="T6" style:family="text">
      <style:text-properties fo:font-style="italic" officeooo:rsid="000ea074" style:font-style-asian="italic" style:font-style-complex="italic"/>
    </style:style>
    <style:style style:name="T7" style:family="text">
      <style:text-properties fo:font-style="italic" officeooo:rsid="000ff2e0" style:font-style-asian="italic" style:font-style-complex="italic"/>
    </style:style>
    <style:style style:name="T8" style:family="text">
      <style:text-properties fo:font-style="italic" officeooo:rsid="001144b0" style:font-style-asian="italic" style:font-style-complex="italic"/>
    </style:style>
    <style:style style:name="T9" style:family="text">
      <style:text-properties fo:font-style="italic" officeooo:rsid="001a358a" style:font-style-asian="italic" style:font-style-complex="italic"/>
    </style:style>
    <style:style style:name="T10" style:family="text">
      <style:text-properties fo:font-style="italic" officeooo:rsid="001ba1ab" style:font-style-asian="italic" style:font-style-complex="italic"/>
    </style:style>
    <style:style style:name="T11" style:family="text">
      <style:text-properties fo:font-style="italic" officeooo:rsid="001c27c2" style:font-style-asian="italic" style:font-style-complex="italic"/>
    </style:style>
    <style:style style:name="T12" style:family="text">
      <style:text-properties fo:font-style="italic" officeooo:rsid="001d0e79" style:font-style-asian="italic" style:font-style-complex="italic"/>
    </style:style>
    <style:style style:name="T13" style:family="text">
      <style:text-properties fo:font-style="italic" officeooo:rsid="001bd416" style:font-style-asian="italic" style:font-style-complex="italic"/>
    </style:style>
    <style:style style:name="T14" style:family="text">
      <style:text-properties fo:font-style="italic" fo:font-weight="normal" officeooo:rsid="000a65ca" style:font-style-asian="italic" style:font-weight-asian="normal" style:font-style-complex="italic" style:font-weight-complex="normal"/>
    </style:style>
    <style:style style:name="T15" style:family="text">
      <style:text-properties fo:font-style="italic" fo:font-weight="normal" officeooo:rsid="000e9656" style:font-style-asian="italic" style:font-weight-asian="normal" style:font-style-complex="italic" style:font-weight-complex="normal"/>
    </style:style>
    <style:style style:name="T16" style:family="text">
      <style:text-properties fo:font-style="italic" fo:font-weight="normal" officeooo:rsid="000ea074"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officeooo:rsid="000a65ca" style:font-style-asian="normal" style:font-style-complex="normal"/>
    </style:style>
    <style:style style:name="T19" style:family="text">
      <style:text-properties fo:font-style="normal" officeooo:rsid="000e9656" style:font-style-asian="normal" style:font-style-complex="normal"/>
    </style:style>
    <style:style style:name="T20" style:family="text">
      <style:text-properties fo:font-style="normal" officeooo:rsid="000ea074" style:font-style-asian="normal" style:font-style-complex="normal"/>
    </style:style>
    <style:style style:name="T21" style:family="text">
      <style:text-properties fo:font-style="normal" officeooo:rsid="000ff2e0" style:font-style-asian="normal" style:font-style-complex="normal"/>
    </style:style>
    <style:style style:name="T22" style:family="text">
      <style:text-properties fo:font-style="normal" officeooo:rsid="001144b0" style:font-style-asian="normal" style:font-style-complex="normal"/>
    </style:style>
    <style:style style:name="T23" style:family="text">
      <style:text-properties fo:font-style="normal" officeooo:rsid="001ba1ab" style:font-style-asian="normal" style:font-style-complex="normal"/>
    </style:style>
    <style:style style:name="T24" style:family="text">
      <style:text-properties fo:font-style="normal" officeooo:rsid="001a358a" style:font-style-asian="normal" style:font-style-complex="normal"/>
    </style:style>
    <style:style style:name="T25" style:family="text">
      <style:text-properties fo:font-style="normal" officeooo:rsid="001c27c2" style:font-style-asian="normal" style:font-style-complex="normal"/>
    </style:style>
    <style:style style:name="T26" style:family="text">
      <style:text-properties fo:font-style="normal" officeooo:rsid="001d0e79" style:font-style-asian="normal" style:font-style-complex="normal"/>
    </style:style>
    <style:style style:name="T27" style:family="text">
      <style:text-properties fo:font-style="normal" officeooo:rsid="001e90b6" style:font-style-asian="normal" style:font-style-complex="normal"/>
    </style:style>
    <style:style style:name="T28" style:family="text">
      <style:text-properties fo:font-style="normal" officeooo:rsid="001bd416" style:font-style-asian="normal" style:font-style-complex="normal"/>
    </style:style>
    <style:style style:name="T29" style:family="text">
      <style:text-properties fo:font-style="normal" officeooo:rsid="001f4734" style:font-style-asian="normal" style:font-style-complex="normal"/>
    </style:style>
    <style:style style:name="T30" style:family="text">
      <style:text-properties fo:font-style="normal" officeooo:rsid="001da479" style:font-style-asian="normal" style:font-style-complex="normal"/>
    </style:style>
    <style:style style:name="T31" style:family="text">
      <style:text-properties fo:font-style="normal" fo:font-weight="normal" officeooo:rsid="000e9656" style:font-style-asian="normal" style:font-weight-asian="normal" style:font-style-complex="normal" style:font-weight-complex="normal"/>
    </style:style>
    <style:style style:name="T32" style:family="text">
      <style:text-properties fo:font-style="normal" fo:font-weight="normal" officeooo:rsid="000a65ca" style:font-style-asian="normal" style:font-weight-asian="normal" style:font-style-complex="normal" style:font-weight-complex="normal"/>
    </style:style>
    <style:style style:name="T33" style:family="text">
      <style:text-properties fo:font-style="normal" fo:font-weight="normal" officeooo:rsid="000ea074" style:font-style-asian="normal" style:font-weight-asian="normal" style:font-style-complex="normal" style:font-weight-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bold" officeooo:rsid="001ba1ab" style:font-style-asian="normal" style:font-weight-asian="bold" style:font-style-complex="normal" style:font-weight-complex="bold"/>
    </style:style>
    <style:style style:name="T36" style:family="text">
      <style:text-properties officeooo:rsid="000b9414"/>
    </style:style>
    <style:style style:name="T37" style:family="text">
      <style:text-properties officeooo:rsid="000c8cda"/>
    </style:style>
    <style:style style:name="T38" style:family="text">
      <style:text-properties fo:font-weight="bold" style:font-weight-asian="bold" style:font-weight-complex="bold"/>
    </style:style>
    <style:style style:name="T39" style:family="text">
      <style:text-properties fo:font-weight="bold" officeooo:rsid="000c8cda" style:font-weight-asian="bold" style:font-weight-complex="bold"/>
    </style:style>
    <style:style style:name="T40" style:family="text">
      <style:text-properties fo:font-weight="bold" officeooo:rsid="000d1acf" style:font-weight-asian="bold" style:font-weight-complex="bold"/>
    </style:style>
    <style:style style:name="T41" style:family="text">
      <style:text-properties fo:font-weight="bold" officeooo:rsid="001583a5" style:font-weight-asian="bold" style:font-weight-complex="bold"/>
    </style:style>
    <style:style style:name="T42" style:family="text">
      <style:text-properties fo:font-weight="bold" officeooo:rsid="0016b08d" style:font-weight-asian="bold" style:font-weight-complex="bold"/>
    </style:style>
    <style:style style:name="T43" style:family="text">
      <style:text-properties officeooo:rsid="000d1acf"/>
    </style:style>
    <style:style style:name="T44" style:family="text">
      <style:text-properties officeooo:rsid="000e9656"/>
    </style:style>
    <style:style style:name="T45" style:family="text">
      <style:text-properties officeooo:rsid="000ea074"/>
    </style:style>
    <style:style style:name="T46" style:family="text">
      <style:text-properties fo:font-weight="normal" officeooo:rsid="000d1acf" style:font-weight-asian="normal" style:font-weight-complex="normal"/>
    </style:style>
    <style:style style:name="T47" style:family="text">
      <style:text-properties fo:font-weight="normal" officeooo:rsid="000ea074" style:font-weight-asian="normal" style:font-weight-complex="normal"/>
    </style:style>
    <style:style style:name="T48" style:family="text">
      <style:text-properties fo:font-weight="normal" officeooo:rsid="000e9656" style:font-weight-asian="normal" style:font-weight-complex="normal"/>
    </style:style>
    <style:style style:name="T49" style:family="text">
      <style:text-properties fo:font-weight="normal" officeooo:rsid="000a65ca" style:font-weight-asian="normal" style:font-weight-complex="normal"/>
    </style:style>
    <style:style style:name="T50" style:family="text">
      <style:text-properties officeooo:rsid="0013719d"/>
    </style:style>
    <style:style style:name="T51" style:family="text">
      <style:text-properties officeooo:rsid="00143caa"/>
    </style:style>
    <style:style style:name="T52" style:family="text">
      <style:text-properties officeooo:rsid="001583a5"/>
    </style:style>
    <style:style style:name="T53" style:family="text">
      <style:text-properties officeooo:rsid="0016b08d"/>
    </style:style>
    <style:style style:name="T54" style:family="text">
      <style:text-properties fo:color="#bf0041"/>
    </style:style>
    <style:style style:name="T55" style:family="text">
      <style:text-properties fo:color="#bf0041" fo:font-weight="bold" style:font-weight-asian="bold" style:font-weight-complex="bold"/>
    </style:style>
    <style:style style:name="T56" style:family="text">
      <style:text-properties fo:color="#bf0041" fo:font-weight="bold" officeooo:rsid="00185158" style:font-weight-asian="bold" style:font-weight-complex="bold"/>
    </style:style>
    <style:style style:name="T57" style:family="text">
      <style:text-properties fo:color="#bf0041" fo:font-style="normal" style:font-style-asian="normal" style:font-style-complex="normal"/>
    </style:style>
    <style:style style:name="T58" style:family="text">
      <style:text-properties fo:color="#bf0041" fo:font-style="normal" officeooo:rsid="000ff2e0" style:font-style-asian="normal" style:font-style-complex="normal"/>
    </style:style>
    <style:style style:name="T59" style:family="text">
      <style:text-properties fo:color="#bf0041" fo:font-style="normal" officeooo:rsid="001144b0" style:font-style-asian="normal" style:font-style-complex="normal"/>
    </style:style>
    <style:style style:name="T60" style:family="text">
      <style:text-properties fo:color="#bf0041" fo:font-style="normal" fo:font-weight="bold" style:font-style-asian="normal" style:font-weight-asian="bold" style:font-style-complex="normal" style:font-weight-complex="bold"/>
    </style:style>
    <style:style style:name="T61" style:family="text">
      <style:text-properties officeooo:rsid="001ba1ab"/>
    </style:style>
    <style:style style:name="T62" style:family="text">
      <style:text-properties officeooo:rsid="001bd416"/>
    </style:style>
    <style:style style:name="T63" style:family="text">
      <style:text-properties officeooo:rsid="001f4734"/>
    </style:style>
    <style:style style:name="T64" style:family="text">
      <style:text-properties officeooo:rsid="001fe72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hip-agent API</text:p>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7"><text:a xlink:type="simple" xlink:href="#__RefHeading___Toc2350_724142349" text:style-name="Index_20_Link" text:visited-style-name="Index_20_Link">Crane control module<text:tab/>2</text:a></text:p>
          <text:p text:style-name="P38"><text:a xlink:type="simple" xlink:href="#__RefHeading___Toc2352_724142349" text:style-name="Index_20_Link" text:visited-style-name="Index_20_Link">Crane control module API<text:tab/>2</text:a></text:p>
          <text:p text:style-name="P39"><text:a xlink:type="simple" xlink:href="#__RefHeading___Toc2358_724142349" text:style-name="Index_20_Link" text:visited-style-name="Index_20_Link">void setXFirst (bool val)<text:tab/>2</text:a></text:p>
          <text:p text:style-name="P39"><text:a xlink:type="simple" xlink:href="#__RefHeading___Toc2360_724142349" text:style-name="Index_20_Link" text:visited-style-name="Index_20_Link">bool getXFirst ()<text:tab/>3</text:a></text:p>
          <text:p text:style-name="P39"><text:a xlink:type="simple" xlink:href="#__RefHeading___Toc2362_724142349" text:style-name="Index_20_Link" text:visited-style-name="Index_20_Link">void setAlwaysPlaceCargo (bool val)<text:tab/>3</text:a></text:p>
          <text:p text:style-name="P39"><text:a xlink:type="simple" xlink:href="#__RefHeading___Toc2364_724142349" text:style-name="Index_20_Link" text:visited-style-name="Index_20_Link">bool getAlwaysPlaceCargo ()<text:tab/>3</text:a></text:p>
          <text:p text:style-name="P39"><text:a xlink:type="simple" xlink:href="#__RefHeading___Toc2366_724142349" text:style-name="Index_20_Link" text:visited-style-name="Index_20_Link">void setCraneTactics (cmd_sel_tactic_t tt, am_addr_t ship_addr, loc_bundle_t loc)<text:tab/>3</text:a></text:p>
          <text:p text:style-name="P39"><text:a xlink:type="simple" xlink:href="#__RefHeading___Toc2368_724142349" text:style-name="Index_20_Link" text:visited-style-name="Index_20_Link">cmd_sel_tactic_t getCraneTactics (am_addr_t *ship_addr, loc_bundle_t *loc)<text:tab/>3</text:a></text:p>
          <text:p text:style-name="P39"><text:a xlink:type="simple" xlink:href="#__RefHeading___Toc2370_724142349" text:style-name="Index_20_Link" text:visited-style-name="Index_20_Link"><text:span text:style-name="T17">uint16_t</text:span></text:a><text:a xlink:type="simple" xlink:href="#__RefHeading___Toc2370_724142349" text:style-name="Index_20_Link" text:visited-style-name="Index_20_Link"><text:span text:style-name="T17"> </text:span></text:a><text:a xlink:type="simple" xlink:href="#__RefHeading___Toc2370_724142349" text:style-name="Index_20_Link" text:visited-style-name="Index_20_Link"><text:span text:style-name="T17">distToCrane</text:span></text:a><text:a xlink:type="simple" xlink:href="#__RefHeading___Toc2370_724142349" text:style-name="Index_20_Link" text:visited-style-name="Index_20_Link"><text:span text:style-name="T17"> </text:span></text:a><text:a xlink:type="simple" xlink:href="#__RefHeading___Toc2370_724142349" text:style-name="Index_20_Link" text:visited-style-name="Index_20_Link"><text:span text:style-name="T17">(</text:span></text:a><text:a xlink:type="simple" xlink:href="#__RefHeading___Toc2370_724142349" text:style-name="Index_20_Link" text:visited-style-name="Index_20_Link"><text:span text:style-name="T17">loc_bundle_t</text:span></text:a><text:a xlink:type="simple" xlink:href="#__RefHeading___Toc2370_724142349" text:style-name="Index_20_Link" text:visited-style-name="Index_20_Link"><text:span text:style-name="T17"> loc)</text:span></text:a><text:a xlink:type="simple" xlink:href="#__RefHeading___Toc2370_724142349" text:style-name="Index_20_Link" text:visited-style-name="Index_20_Link"><text:tab/>4</text:a></text:p>
          <text:p text:style-name="P37"><text:a xlink:type="simple" xlink:href="#__RefHeading___Toc2354_724142349" text:style-name="Index_20_Link" text:visited-style-name="Index_20_Link"><text:span text:style-name="T17">G</text:span></text:a><text:a xlink:type="simple" xlink:href="#__RefHeading___Toc2354_724142349" text:style-name="Index_20_Link" text:visited-style-name="Index_20_Link"><text:span text:style-name="T17">ame status module</text:span></text:a><text:a xlink:type="simple" xlink:href="#__RefHeading___Toc2354_724142349" text:style-name="Index_20_Link" text:visited-style-name="Index_20_Link"><text:tab/>5</text:a></text:p>
          <text:p text:style-name="P38"><text:a xlink:type="simple" xlink:href="#__RefHeading___Toc2356_724142349" text:style-name="Index_20_Link" text:visited-style-name="Index_20_Link">Game status module API<text:tab/>5</text:a></text:p>
          <text:p text:style-name="P39"><text:a xlink:type="simple" xlink:href="#__RefHeading___Toc2372_724142349" text:style-name="Index_20_Link" text:visited-style-name="Index_20_Link"><text:span text:style-name="T17">loc_bundle_t</text:span></text:a><text:a xlink:type="simple" xlink:href="#__RefHeading___Toc2372_724142349" text:style-name="Index_20_Link" text:visited-style-name="Index_20_Link"><text:span text:style-name="T17"> getShipLocation (</text:span></text:a><text:a xlink:type="simple" xlink:href="#__RefHeading___Toc2372_724142349" text:style-name="Index_20_Link" text:visited-style-name="Index_20_Link"><text:span text:style-name="T17">am_addr_t </text:span></text:a><text:a xlink:type="simple" xlink:href="#__RefHeading___Toc2372_724142349" text:style-name="Index_20_Link" text:visited-style-name="Index_20_Link"><text:span text:style-name="T17">ship_addr)</text:span></text:a><text:a xlink:type="simple" xlink:href="#__RefHeading___Toc2372_724142349" text:style-name="Index_20_Link" text:visited-style-name="Index_20_Link"><text:tab/>5</text:a></text:p>
          <text:p text:style-name="P39"><text:a xlink:type="simple" xlink:href="#__RefHeading___Toc2374_724142349" text:style-name="Index_20_Link" text:visited-style-name="Index_20_Link"><text:span text:style-name="T17">void</text:span></text:a><text:a xlink:type="simple" xlink:href="#__RefHeading___Toc2374_724142349" text:style-name="Index_20_Link" text:visited-style-name="Index_20_Link"><text:span text:style-name="T17"> markCargo</text:span></text:a><text:a xlink:type="simple" xlink:href="#__RefHeading___Toc2374_724142349" text:style-name="Index_20_Link" text:visited-style-name="Index_20_Link"><text:span text:style-name="T17"> </text:span></text:a><text:a xlink:type="simple" xlink:href="#__RefHeading___Toc2374_724142349" text:style-name="Index_20_Link" text:visited-style-name="Index_20_Link"><text:span text:style-name="T17">(</text:span></text:a><text:a xlink:type="simple" xlink:href="#__RefHeading___Toc2374_724142349" text:style-name="Index_20_Link" text:visited-style-name="Index_20_Link"><text:span text:style-name="T17">am_addr_t</text:span></text:a><text:a xlink:type="simple" xlink:href="#__RefHeading___Toc2374_724142349" text:style-name="Index_20_Link" text:visited-style-name="Index_20_Link"><text:span text:style-name="T17"> addr)</text:span></text:a><text:a xlink:type="simple" xlink:href="#__RefHeading___Toc2374_724142349" text:style-name="Index_20_Link" text:visited-style-name="Index_20_Link"><text:tab/>5</text:a></text:p>
          <text:p text:style-name="P39"><text:a xlink:type="simple" xlink:href="#__RefHeading___Toc2376_724142349" text:style-name="Index_20_Link" text:visited-style-name="Index_20_Link"><text:span text:style-name="T17">uint8_t</text:span></text:a><text:a xlink:type="simple" xlink:href="#__RefHeading___Toc2376_724142349" text:style-name="Index_20_Link" text:visited-style-name="Index_20_Link"><text:span text:style-name="T17"> getAllShipsAddr</text:span></text:a><text:a xlink:type="simple" xlink:href="#__RefHeading___Toc2376_724142349" text:style-name="Index_20_Link" text:visited-style-name="Index_20_Link"><text:span text:style-name="T17"> </text:span></text:a><text:a xlink:type="simple" xlink:href="#__RefHeading___Toc2376_724142349" text:style-name="Index_20_Link" text:visited-style-name="Index_20_Link"><text:span text:style-name="T17">(</text:span></text:a><text:a xlink:type="simple" xlink:href="#__RefHeading___Toc2376_724142349" text:style-name="Index_20_Link" text:visited-style-name="Index_20_Link"><text:span text:style-name="T17">am_addr_t</text:span></text:a><text:a xlink:type="simple" xlink:href="#__RefHeading___Toc2376_724142349" text:style-name="Index_20_Link" text:visited-style-name="Index_20_Link"><text:span text:style-name="T17"> saddr[], </text:span></text:a><text:a xlink:type="simple" xlink:href="#__RefHeading___Toc2376_724142349" text:style-name="Index_20_Link" text:visited-style-name="Index_20_Link"><text:span text:style-name="T17">uint8_t</text:span></text:a><text:a xlink:type="simple" xlink:href="#__RefHeading___Toc2376_724142349" text:style-name="Index_20_Link" text:visited-style-name="Index_20_Link"><text:span text:style-name="T17"> mlen)</text:span></text:a><text:a xlink:type="simple" xlink:href="#__RefHeading___Toc2376_724142349" text:style-name="Index_20_Link" text:visited-style-name="Index_20_Link"><text:tab/>5</text:a></text:p>
          <text:p text:style-name="P39"><text:a xlink:type="simple" xlink:href="#__RefHeading___Toc2378_724142349" text:style-name="Index_20_Link" text:visited-style-name="Index_20_Link"><text:span text:style-name="T17">am_addr_t</text:span></text:a><text:a xlink:type="simple" xlink:href="#__RefHeading___Toc2378_724142349" text:style-name="Index_20_Link" text:visited-style-name="Index_20_Link"><text:span text:style-name="T17"> getShipAddr</text:span></text:a><text:a xlink:type="simple" xlink:href="#__RefHeading___Toc2378_724142349" text:style-name="Index_20_Link" text:visited-style-name="Index_20_Link"><text:span text:style-name="T17"> </text:span></text:a><text:a xlink:type="simple" xlink:href="#__RefHeading___Toc2378_724142349" text:style-name="Index_20_Link" text:visited-style-name="Index_20_Link"><text:span text:style-name="T17">(</text:span></text:a><text:a xlink:type="simple" xlink:href="#__RefHeading___Toc2378_724142349" text:style-name="Index_20_Link" text:visited-style-name="Index_20_Link"><text:span text:style-name="T17">loc_bundle_t</text:span></text:a><text:a xlink:type="simple" xlink:href="#__RefHeading___Toc2378_724142349" text:style-name="Index_20_Link" text:visited-style-name="Index_20_Link"><text:span text:style-name="T17"> sloc)</text:span></text:a><text:a xlink:type="simple" xlink:href="#__RefHeading___Toc2378_724142349" text:style-name="Index_20_Link" text:visited-style-name="Index_20_Link"><text:tab/>6</text:a></text:p>
          <text:p text:style-name="P39"><text:a xlink:type="simple" xlink:href="#__RefHeading___Toc2380_724142349" text:style-name="Index_20_Link" text:visited-style-name="Index_20_Link"><text:span text:style-name="T17">cargo_status_t </text:span></text:a><text:a xlink:type="simple" xlink:href="#__RefHeading___Toc2380_724142349" text:style-name="Index_20_Link" text:visited-style-name="Index_20_Link"><text:span text:style-name="T17">getCargoStatus</text:span></text:a><text:a xlink:type="simple" xlink:href="#__RefHeading___Toc2380_724142349" text:style-name="Index_20_Link" text:visited-style-name="Index_20_Link"><text:span text:style-name="T17"> </text:span></text:a><text:a xlink:type="simple" xlink:href="#__RefHeading___Toc2380_724142349" text:style-name="Index_20_Link" text:visited-style-name="Index_20_Link"><text:span text:style-name="T17">(</text:span></text:a><text:a xlink:type="simple" xlink:href="#__RefHeading___Toc2380_724142349" text:style-name="Index_20_Link" text:visited-style-name="Index_20_Link"><text:span text:style-name="T17">am_addr_t</text:span></text:a><text:a xlink:type="simple" xlink:href="#__RefHeading___Toc2380_724142349" text:style-name="Index_20_Link" text:visited-style-name="Index_20_Link"><text:span text:style-name="T17"> ship_addr)</text:span></text:a><text:a xlink:type="simple" xlink:href="#__RefHeading___Toc2380_724142349" text:style-name="Index_20_Link" text:visited-style-name="Index_20_Link"><text:tab/>6</text:a></text:p>
        </text:index-body>
      </text:table-of-content>
      <text:p text:style-name="Standard"/>
      <text:h text:style-name="P40" text:outline-level="1"><text:bookmark-start text:name="__RefHeading___Toc2350_724142349"/>Crane control module<text:bookmark-end text:name="__RefHeading___Toc2350_724142349"/></text:h>
      <text:p text:style-name="P14"/>
      <text:p text:style-name="P33">This module is responsible for handling message exchange between ship-agent and crane-agent. Command messages are sent to crane-agent once every crane-agent update interval and crane-agent location messages are received and crane-agent state is updated.<text:span text:style-name="T50"> Crane-agent update interval is defined globally in game_types.h. The command message is sent no sooner than 0.5 seconds before next crane-agent update.</text:span></text:p>
      <text:p text:style-name="P34">This module also listens to command messages from other ship-agents and stores the latest sent command for each ship-agent. Commands are stored until next crane-agent update, receivement of crane-agent location message clears all stored commands of other ship-agents.</text:p>
      <text:p text:style-name="P34">Crane command selection is handled by this module<text:span text:style-name="T51">. Command selection is a matter of strategy and tactics. Strategy is implemented and maintained by the ship-agent strategy module, tactics is implemented by this module. The choice of tactics is selected by the strategy module using crane control module API. </text:span></text:p>
      <text:p text:style-name="P35">A few basic tactical choices are implemented by the crane control module, users may add more implementations. The basic tactical choices are </text:p>
      <text:list xml:id="list420370541" text:style-name="L1">
        <text:list-item>
          <text:p text:style-name="P52">setting which direction (x or y) is handled first, when commanding the crane-agent to move to some specified destination</text:p>
        </text:list-item>
        <text:list-item>
          <text:p text:style-name="P52">setting whether to place cargo on any ship whenever the crane-agent is at a ship location or to only place cargo to the tactical objective (ie only to a specified ship and no one else)</text:p>
        </text:list-item>
        <text:list-item>
          <text:p text:style-name="P53">setting current command selection tactic</text:p>
        </text:list-item>
      </text:list>
      <text:p text:style-name="P36">The default tactic is to get the crane-agent to ship-agents own address. Tactics currently implemented are</text:p>
      <text:list xml:id="list1560957907" text:style-name="L2">
        <text:list-item>
          <text:p text:style-name="P41"><text:span text:style-name="T41">do nothing</text:span><text:span text:style-name="T52"> - don't send any crane control command messages</text:span></text:p>
        </text:list-item>
        <text:list-item>
          <text:p text:style-name="P41"><text:span text:style-name="T41">to address</text:span><text:span text:style-name="T52"> - call crane to specified </text:span><text:span text:style-name="T53">address</text:span><text:span text:style-name="T52"> and place cargo</text:span></text:p>
        </text:list-item>
        <text:list-item>
          <text:p text:style-name="P41"><text:span text:style-name="T42">to </text:span><text:span text:style-name="T41">location</text:span><text:span text:style-name="T53"> - c</text:span><text:span text:style-name="T52">all crane to specified location and place cargo</text:span></text:p>
        </text:list-item>
        <text:list-item>
          <text:p text:style-name="P41"><text:span text:style-name="T41">parrot</text:span><text:span text:style-name="T42"> </text:span><text:span text:style-name="T41">ship</text:span><text:span text:style-name="T53"> - s</text:span><text:span text:style-name="T52">end same command message as specified ship</text:span></text:p>
        </text:list-item>
        <text:list-item>
          <text:p text:style-name="P41"><text:span text:style-name="T41">popula</text:span><text:span text:style-name="T42">r </text:span><text:span text:style-name="T41">command</text:span><text:span text:style-name="T42"> </text:span><text:span text:style-name="T53">- s</text:span><text:span text:style-name="T52">end the command that is most popular</text:span><text:span text:style-name="T53"> in current crane update round</text:span></text:p>
        </text:list-item>
      </text:list>
      <text:p text:style-name="P25"/>
      <text:h text:style-name="Heading_20_3" text:outline-level="3"><text:bookmark-start text:name="__RefHeading___Toc2352_724142349"/>Crane control module API<text:bookmark-end text:name="__RefHeading___Toc2352_724142349"/></text:h>
      <text:p text:style-name="P15"/>
      <text:p text:style-name="P28">The address of a ship is an unique identifier of any ship that has entered the cargo loading game. It is used to distinguish ships and it is also the communication address of ships when sending messages.</text:p>
      <text:p text:style-name="P15"/>
      <text:h text:style-name="H4" text:outline-level="4" text:is-list-header="true"><text:bookmark-start text:name="__RefHeading___Toc2358_724142349"/><text:span text:style-name="T54">void</text:span> setXFirst<text:span text:style-name="T1"> </text:span>(<text:span text:style-name="T54">bool</text:span> val)<text:bookmark-end text:name="__RefHeading___Toc2358_724142349"/></text:h>
      <text:p text:style-name="P15"/>
      <text:p text:style-name="P1">@param <text:tab/>val<text:tab/><text:span text:style-name="T2">true</text:span> if crane-agent is to move along x coordinate first; <text:span text:style-name="T2">false</text:span> if crane-agent is <text:span text:style-name="T36"><text:tab/><text:tab/><text:tab/></text:span>to move along y coordinate <text:span text:style-name="T17">first.</text:span></text:p>
      <text:p text:style-name="P15"/>
      <text:p text:style-name="P16">Sets whether crane-agent is commanded to move along x coordinate first or along y coordinate first.</text:p>
      <text:p text:style-name="P1">This setting is relevant with tactics <text:span text:style-name="T2">cc_to_address</text:span> and <text:span text:style-name="T2">cc_to_location.</text:span><text:span text:style-name="T17"> It </text:span>has no effect with tactics <text:span text:style-name="T2">cc_do_nothing</text:span>, <text:span text:style-name="T2">cc_parrot_ship</text:span> and <text:span text:style-name="T2">cc_popular_command</text:span>.</text:p>
      <text:p text:style-name="P15"/>
      <text:h text:style-name="H4" text:outline-level="4" text:is-list-header="true"><text:bookmark-start text:name="__RefHeading___Toc2360_724142349"/><text:soft-page-break/><text:span text:style-name="T54">bool</text:span> getXFirst<text:span text:style-name="T1"> </text:span>()<text:bookmark-end text:name="__RefHeading___Toc2360_724142349"/></text:h>
      <text:p text:style-name="P1"/>
      <text:p text:style-name="P1">@ return <text:tab/><text:tab/><text:span text:style-name="T2">true</text:span> if crane-agent is to move along x coordinate first; <text:span text:style-name="T2">false</text:span> if crane-agent is <text:span text:style-name="T36"><text:tab/><text:tab/><text:tab/></text:span>to move along y coordinate <text:span text:style-name="T17">first.</text:span></text:p>
      <text:p text:style-name="P15"/>
      <text:p text:style-name="P16">Returns whether crane-agent is commanded to move along x coordinate first or along y coordinate first.<text:span text:style-name="T1"> This setting is relevant with tactics </text:span><text:span text:style-name="T3">cc_to_address</text:span><text:span text:style-name="T1"> and </text:span><text:span text:style-name="T3">cc_to_location.</text:span><text:span text:style-name="T18"> It </text:span><text:span text:style-name="T1">has no effect with tactics </text:span><text:span text:style-name="T3">cc_do_nothing</text:span><text:span text:style-name="T1">, </text:span><text:span text:style-name="T3">cc_parrot_ship</text:span><text:span text:style-name="T1"> and </text:span><text:span text:style-name="T3">cc_popular_command</text:span><text:span text:style-name="T1">.</text:span></text:p>
      <text:p text:style-name="P15"/>
      <text:h text:style-name="H4" text:outline-level="4" text:is-list-header="true"><text:bookmark-start text:name="__RefHeading___Toc2362_724142349"/><text:span text:style-name="T54">void</text:span> setAlwaysPlaceCargo<text:span text:style-name="T36"> </text:span>(<text:span text:style-name="T54">bool</text:span> val)<text:bookmark-end text:name="__RefHeading___Toc2362_724142349"/></text:h>
      <text:p text:style-name="P15"/>
      <text:p text:style-name="P17"><text:span text:style-name="T36">@param <text:tab/>val <text:tab/></text:span><text:span text:style-name="T4">true</text:span><text:span text:style-name="T36"> results in always issuing place cargo command when crane-agent is at <text:tab/><text:tab/><text:tab/>the location of a ship; </text:span><text:span text:style-name="T4">false</text:span><text:span text:style-name="T36"> results in placing cargo only at location <text:tab/><text:tab/><text:tab/><text:tab/>designated by current tactic.</text:span></text:p>
      <text:p text:style-name="P17"/>
      <text:p text:style-name="P18">Sets whether cargo is always placed <text:span text:style-name="T36">on any ship </text:span>whenever <text:span text:style-name="T36">the </text:span>crane-agent <text:span text:style-name="T36">happens to be at the location of a ship. </text:span><text:span text:style-name="T1">This setting is relevant with tactics </text:span><text:span text:style-name="T3">cc_to_address</text:span><text:span text:style-name="T1"> and </text:span><text:span text:style-name="T3">cc_to_location.</text:span><text:span text:style-name="T18"> It </text:span><text:span text:style-name="T1">has no effect with tactics </text:span><text:span text:style-name="T3">cc_do_nothing</text:span><text:span text:style-name="T1">, </text:span><text:span text:style-name="T3">cc_parrot_ship</text:span><text:span text:style-name="T1"> and </text:span><text:span text:style-name="T3">cc_popular_command</text:span><text:span text:style-name="T1">.</text:span><text:span text:style-name="T36"> </text:span></text:p>
      <text:p text:style-name="P18"/>
      <text:p text:style-name="P26">NB! Cargo placement command is issued only if the ship does not have cargo yet. </text:p>
      <text:p text:style-name="P15"/>
      <text:h text:style-name="H4" text:outline-level="4" text:is-list-header="true"><text:bookmark-start text:name="__RefHeading___Toc2364_724142349"/><text:span text:style-name="T55">bool</text:span><text:span text:style-name="T38"> getAlwaysPlaceCargo</text:span><text:span text:style-name="T39"> ()</text:span><text:bookmark-end text:name="__RefHeading___Toc2364_724142349"/></text:h>
      <text:p text:style-name="P15"/>
      <text:p text:style-name="P18"><text:span text:style-name="T36">@</text:span><text:span text:style-name="T37">return</text:span><text:span text:style-name="T36"> <text:tab/><text:tab/></text:span><text:span text:style-name="T4">true</text:span><text:span text:style-name="T36"> </text:span><text:span text:style-name="T37">indicates</text:span><text:span text:style-name="T36"> always issuing place cargo command when crane-agent is at <text:tab/><text:tab/><text:tab/>the location of a ship; </text:span><text:span text:style-name="T4">false</text:span><text:span text:style-name="T36"> </text:span><text:span text:style-name="T37">indicates</text:span><text:span text:style-name="T36"> placing cargo only at location <text:tab/><text:tab/><text:tab/><text:tab/>designated by current tactic.</text:span></text:p>
      <text:p text:style-name="P18"/>
      <text:p text:style-name="P19">Returns cargo placement tactic<text:span text:style-name="T43">s</text:span> choice. <text:span text:style-name="T1">This setting is relevant with tactics </text:span><text:span text:style-name="T3">cc_to_address</text:span><text:span text:style-name="T1"> and </text:span><text:span text:style-name="T3">cc_to_location.</text:span><text:span text:style-name="T18"> It </text:span><text:span text:style-name="T1">has no effect with tactics </text:span><text:span text:style-name="T3">cc_do_nothing</text:span><text:span text:style-name="T1">, </text:span><text:span text:style-name="T3">cc_parrot_ship</text:span><text:span text:style-name="T1"> and </text:span><text:span text:style-name="T3">cc_popular_command</text:span><text:span text:style-name="T1">.</text:span><text:span text:style-name="T36"> </text:span></text:p>
      <text:p text:style-name="P19"/>
      <text:p text:style-name="P27">NB! Cargo placement command is issued only if the ship does not have cargo yet. </text:p>
      <text:p text:style-name="P18"/>
      <text:h text:style-name="H4" text:outline-level="4" text:is-list-header="true"><text:bookmark-start text:name="__RefHeading___Toc2366_724142349"/><text:span text:style-name="T55">void</text:span><text:span text:style-name="T38"> set</text:span><text:span text:style-name="T40">C</text:span><text:span text:style-name="T38">raneTactics</text:span><text:span text:style-name="T40"> </text:span><text:span text:style-name="T38">(</text:span><text:span text:style-name="T55">cmd_sel_tacti</text:span><text:span text:style-name="T56">c</text:span><text:span text:style-name="T55">_t</text:span><text:span text:style-name="T38"> tt, </text:span><text:span text:style-name="T55">am_addr_t</text:span><text:span text:style-name="T38"> ship_addr, </text:span><text:span text:style-name="T55">loc_bundle_t</text:span><text:span text:style-name="T38"> loc)</text:span><text:bookmark-end text:name="__RefHeading___Toc2366_724142349"/></text:h>
      <text:p text:style-name="P15"/>
      <text:p text:style-name="P20"><text:span text:style-name="T43">@param </text:span><text:span text:style-name="T44"><text:tab/></text:span><text:span text:style-name="T43">tt <text:tab/>command selection tactic</text:span><text:span text:style-name="T44">; predefined tactic choices <text:s/>are </text:span><text:span text:style-name="T3">cc_to_address</text:span><text:span text:style-name="T5">,</text:span><text:span text:style-name="T1"> </text:span><text:span text:style-name="T44"><text:tab/><text:tab/><text:tab/><text:tab/></text:span><text:span text:style-name="T3">cc_to_location</text:span><text:span text:style-name="T19">, </text:span><text:span text:style-name="T3">cc_do_nothing</text:span><text:span text:style-name="T1">, </text:span><text:span text:style-name="T3">cc_parrot_ship</text:span><text:span text:style-name="T1"> and </text:span><text:span text:style-name="T3">cc_popular_command</text:span></text:p>
      <text:p text:style-name="P3">@param <text:s/>ship_addr<text:tab/>address of a ship; relevant with tactics <text:span text:style-name="T3">cc_to_address</text:span><text:span text:style-name="T2"> and </text:span><text:span text:style-name="T3">cc_parrot_ship</text:span></text:p>
      <text:p text:style-name="P4"><text:span text:style-name="T1">@</text:span>param <text:tab/>loc<text:tab/>location of a ship; <text:span text:style-name="T45">relevant with tactics </text:span><text:span text:style-name="T6">cc_to_location</text:span></text:p>
      <text:p text:style-name="P4"/>
      <text:p text:style-name="P5">Sets tactical choice for crane-agent command selection.</text:p>
      <text:p text:style-name="P5"/>
      <text:p text:style-name="P6">NB! Find <text:span text:style-name="T10">loc_bundle_t</text:span><text:span text:style-name="T61"> definition at game_types.h file.</text:span></text:p>
      <text:p text:style-name="P20"/>
      <text:h text:style-name="H4" text:outline-level="4" text:is-list-header="true"><text:bookmark-start text:name="__RefHeading___Toc2368_724142349"/><text:span text:style-name="T55">cmd_sel_tactic_t </text:span><text:span text:style-name="T38">get</text:span><text:span text:style-name="T40">C</text:span><text:span text:style-name="T38">raneTactics</text:span><text:span text:style-name="T40"> </text:span><text:span text:style-name="T38">(</text:span><text:span text:style-name="T55">am_addr_t</text:span><text:span text:style-name="T38"> *ship_addr, </text:span><text:span text:style-name="T55">loc_bundle_t</text:span><text:span text:style-name="T38"> *loc)</text:span><text:bookmark-end text:name="__RefHeading___Toc2368_724142349"/></text:h>
      <text:p text:style-name="P2"/>
      <text:p text:style-name="P21"><text:span text:style-name="T44">@param <text:s/></text:span><text:span text:style-name="T45">*</text:span><text:span text:style-name="T44">ship_addr<text:tab/>address of </text:span><text:span text:style-name="T45">the</text:span><text:span text:style-name="T44"> ship; relevant with tactics </text:span><text:span text:style-name="T3">cc_to_address</text:span><text:span text:style-name="T5"> and </text:span><text:span text:style-name="T3">cc_parrot_ship</text:span></text:p>
      <text:p text:style-name="P21"><text:span text:style-name="T32">@</text:span><text:span text:style-name="T31">param <text:tab/></text:span><text:span text:style-name="T33">*</text:span><text:span text:style-name="T31">loc<text:tab/>location of </text:span><text:span text:style-name="T33">the</text:span><text:span text:style-name="T31"> ship; </text:span><text:span text:style-name="T33">relevant with tactics </text:span><text:span text:style-name="T16">cc_to_location</text:span></text:p>
      <text:p text:style-name="P21"><text:soft-page-break/><text:span text:style-name="T46">@</text:span><text:span text:style-name="T47">return</text:span><text:span text:style-name="T46"> </text:span><text:span text:style-name="T48"><text:tab/></text:span><text:span text:style-name="T46"><text:tab/>command selection tactic</text:span><text:span text:style-name="T48">; predefined tactic choices <text:s/>are </text:span><text:span text:style-name="T14">cc_to_address</text:span><text:span text:style-name="T15">,</text:span><text:span text:style-name="T49"> </text:span><text:span text:style-name="T48"><text:tab/><text:tab/><text:tab/><text:tab/></text:span><text:span text:style-name="T14">cc_to_location</text:span><text:span text:style-name="T31">, </text:span><text:span text:style-name="T14">cc_do_nothing</text:span><text:span text:style-name="T49">, </text:span><text:span text:style-name="T14">cc_parrot_ship</text:span><text:span text:style-name="T49"> and </text:span><text:span text:style-name="T14">cc_popular_command</text:span></text:p>
      <text:p text:style-name="P12"/>
      <text:p text:style-name="P13">Returns current tactical c<text:span text:style-name="T20">hoice for crane-agent command selection. Depending on tactic </text:span><text:span text:style-name="T21">the parameters </text:span><text:span text:style-name="T7">ship_addr</text:span><text:span text:style-name="T21"> and </text:span><text:span text:style-name="T7">loc</text:span><text:span text:style-name="T21"> are set to relevant destination ship information. </text:span></text:p>
      <text:p text:style-name="P8"/>
      <text:p text:style-name="P10">NB! Find <text:span text:style-name="T10">loc_bundle_t</text:span><text:span text:style-name="T61"> definition at game_types.h file.</text:span></text:p>
      <text:p text:style-name="P10"/>
      <text:h text:style-name="H4" text:outline-level="4" text:is-list-header="true"><text:bookmark-start text:name="__RefHeading___Toc2370_724142349"/><text:span text:style-name="T59">uint16_t</text:span><text:span text:style-name="T22"> </text:span><text:span text:style-name="T21">distToCrane</text:span><text:span text:style-name="T22"> </text:span><text:span text:style-name="T21">(</text:span><text:span text:style-name="T58">loc_bundle_t</text:span><text:span text:style-name="T21"> loc)</text:span><text:bookmark-end text:name="__RefHeading___Toc2370_724142349"/></text:h>
      <text:p text:style-name="P8"/>
      <text:p text:style-name="P11"><text:span text:style-name="T21">@</text:span><text:span text:style-name="T17">param<text:tab/>loc<text:tab/>a location from where to measure distance to crane-agent</text:span></text:p>
      <text:p text:style-name="P9">@return<text:tab/><text:tab/>distance to crane-agent</text:p>
      <text:p text:style-name="P8"/>
      <text:p text:style-name="P21"><text:span text:style-name="T21">Returns distance </text:span><text:span text:style-name="T22">from location </text:span><text:span text:style-name="T8">loc</text:span><text:span text:style-name="T22"> </text:span><text:span text:style-name="T21">to crane</text:span><text:span text:style-name="T22">-agent current location. A distance of zero means that the crane-agent is at location </text:span><text:span text:style-name="T8">loc</text:span><text:span text:style-name="T22">.</text:span></text:p>
      <text:p text:style-name="P43"/>
      <text:p text:style-name="P29"><text:span text:style-name="T22">NB! Find </text:span><text:span text:style-name="T10">loc_bundle_t</text:span><text:span text:style-name="T23"> definition at game_types.h file.</text:span></text:p>
      <text:h text:style-name="P40" text:outline-level="1"><text:bookmark-start text:name="__RefHeading___Toc2354_724142349"/><text:span text:style-name="T22">G</text:span><text:span text:style-name="T17">ame status module</text:span><text:bookmark-end text:name="__RefHeading___Toc2354_724142349"/></text:h>
      <text:p text:style-name="P44"/>
      <text:p text:style-name="P42"><text:span text:style-name="T30">T</text:span><text:span text:style-name="T28">he game status module of</text:span><text:span text:style-name="T29"> the</text:span><text:span text:style-name="T28"> ship-agent is responsible for keeping track</text:span><text:span text:style-name="T30"> </text:span><text:span text:style-name="T28">of game status. Game status includes game time and information about ships (including self) and their status (</text:span><text:span text:style-name="T30">communication </text:span><text:span text:style-name="T28">address, location, cargo status, departure time). </text:span><text:span text:style-name="T30">The</text:span><text:span text:style-name="T28"> module is a database of information about ships active in the</text:span><text:span text:style-name="T30"> </text:span><text:span text:style-name="T28">current game. The database can hold</text:span><text:span text:style-name="T30"> </text:span><text:span text:style-name="T13">MAX_SHIPS</text:span><text:span text:style-name="T28"> number of ships</text:span><text:span text:style-name="T30"> </text:span><text:span text:style-name="T28">(see </text:span><text:span text:style-name="T13">game_types.h</text:span><text:span text:style-name="T28">). </text:span></text:p>
      <text:p text:style-name="P50"/>
      <text:p text:style-name="P47"><text:span text:style-name="T62">G</text:span><text:span text:style-name="T63">ame status module sends different query messages to crane-agent and receives response messages from crane-agent in order to keep its database up to date. This is done automatically in the background. In good radio transmission conditions (ie no packet loss), the database would be kept up to date to within one second. As a back-up a full game state query is done every <text:s/></text:span><text:span text:style-name="T13">GS_UPDATE_INTERVAL</text:span><text:span text:style-name="T63"> seconds to compensate for any lost messages earlier. <text:s/></text:span><text:span text:style-name="T64">The update interval </text:span><text:span text:style-name="T63">is set in game_status.c file and its default value is 60 seconds. </text:span></text:p>
      <text:p text:style-name="P44"/>
      <text:h text:style-name="Heading_20_3" text:outline-level="3"><text:bookmark-start text:name="__RefHeading___Toc2356_724142349"/>Game status module API<text:bookmark-end text:name="__RefHeading___Toc2356_724142349"/></text:h>
      <text:p text:style-name="P44"/>
      <text:p text:style-name="P44">The address of a ship is an unique identifier of any ship that has entered the cargo loading game. It is used to distinguish ships and it is also the communication address of ships when sending messages.</text:p>
      <text:p text:style-name="P44"/>
      <text:h text:style-name="H4" text:outline-level="4" text:is-list-header="true"><text:bookmark-start text:name="__RefHeading___Toc2372_724142349"/><text:span text:style-name="T57">loc_bundle_t</text:span><text:span text:style-name="T17"> getShipLocation (</text:span><text:span text:style-name="T57">am_addr_t </text:span><text:span text:style-name="T17">ship_addr)</text:span><text:bookmark-end text:name="__RefHeading___Toc2372_724142349"/></text:h>
      <text:p text:style-name="P44"/>
      <text:p text:style-name="P44">@param ship_addr<text:tab/>the address of the ship whose location is returned</text:p>
      <text:p text:style-name="P44">@return<text:tab/><text:tab/>location of the ship</text:p>
      <text:p text:style-name="P44"/>
      <text:p text:style-name="P28"><text:span text:style-name="T17">Returns location of ship with address </text:span><text:span text:style-name="T2">ship_addr.</text:span><text:span text:style-name="T17"> If no such ship is found returns 0 for both coordinates.</text:span></text:p>
      <text:p text:style-name="P44"/>
      <text:p text:style-name="P28"><text:span text:style-name="T17">NB! Find </text:span><text:span text:style-name="T10">loc_bundle_t </text:span><text:span text:style-name="T23">definition at game_types.h file.</text:span></text:p>
      <text:p text:style-name="P44"/>
      <text:h text:style-name="H4" text:outline-level="4" text:is-list-header="true"><text:bookmark-start text:name="__RefHeading___Toc2374_724142349"/><text:span text:style-name="T57">void</text:span><text:span text:style-name="T17"> markCargo</text:span><text:span text:style-name="T23"> </text:span><text:span text:style-name="T17">(</text:span><text:span text:style-name="T57">am_addr_t</text:span><text:span text:style-name="T17"> addr)</text:span><text:bookmark-end text:name="__RefHeading___Toc2374_724142349"/></text:h>
      <text:p text:style-name="P44"/>
      <text:p text:style-name="P22"><text:span text:style-name="T23">@param <text:tab/>addr<text:tab/>t</text:span><text:span text:style-name="T24">he address of the ship whose </text:span><text:span text:style-name="T23">cargo has been received</text:span></text:p>
      <text:p text:style-name="P7"/>
      <text:p text:style-name="P22"><text:span text:style-name="T24">Marks cargo status as true for ship with address </text:span><text:span text:style-name="T9">addr</text:span><text:span text:style-name="T24">, if such a ship is found</text:span><text:span text:style-name="T23"> in game database</text:span><text:span text:style-name="T24">.</text:span><text:span text:style-name="T23"> Use with care! There is no revers command to mark cargo status false. Cargo status is tracked by crane control and game state module and generally the user should not need to call this function.</text:span></text:p>
      <text:p text:style-name="P7"/>
      <text:h text:style-name="H4" text:outline-level="4" text:is-list-header="true"><text:bookmark-start text:name="__RefHeading___Toc2376_724142349"/><text:span text:style-name="T60">uint8_t </text:span><text:span text:style-name="T34"><text:s/>getAllShipsAddr</text:span><text:span text:style-name="T35"> </text:span><text:span text:style-name="T34">(</text:span><text:span text:style-name="T60">am_addr_t</text:span><text:span text:style-name="T34"> saddr[], </text:span><text:span text:style-name="T60">uint8_t</text:span><text:span text:style-name="T34"> mlen)</text:span><text:bookmark-end text:name="__RefHeading___Toc2376_724142349"/></text:h>
      <text:p text:style-name="P44"/>
      <text:p text:style-name="P7">@param <text:s text:c="3"/>saddr[]<text:tab/>buffer to store addresses of ships currently in the game</text:p>
      <text:p text:style-name="P31"><text:span text:style-name="T17">@param <text:s text:c="3"/>mlen<text:tab/>size of buffer </text:span><text:span text:style-name="T2">saddr</text:span></text:p>
      <text:p text:style-name="P7">@return <text:tab/><text:tab/>number of ships currently in game</text:p>
      <text:p text:style-name="P7"/>
      <text:p text:style-name="P29"><text:span text:style-name="T17">Fills buffer pointed to by </text:span><text:span text:style-name="T2">sadd</text:span><text:span text:style-name="T10">r</text:span><text:span text:style-name="T17"> with addresses of all ships currently known</text:span><text:span text:style-name="T23"> (ships in the game). </text:span><text:span text:style-name="T17">Returns </text:span><text:span text:style-name="T23">the </text:span><text:span text:style-name="T17">number of ships added to buffer </text:span><text:span text:style-name="T10">saddr</text:span><text:span text:style-name="T17">.</text:span></text:p>
      <text:p text:style-name="P6"><text:soft-page-break/></text:p>
      <text:h text:style-name="H4" text:outline-level="4" text:is-list-header="true"><text:bookmark-start text:name="__RefHeading___Toc2378_724142349"/><text:span text:style-name="T60">am_addr_t</text:span><text:span text:style-name="T34"> getShipAddr</text:span><text:span text:style-name="T35"> </text:span><text:span text:style-name="T34">(</text:span><text:span text:style-name="T60">loc_bundle_t</text:span><text:span text:style-name="T34"> sloc)</text:span><text:bookmark-end text:name="__RefHeading___Toc2378_724142349"/></text:h>
      <text:p text:style-name="P44"/>
      <text:p text:style-name="P7">@param <text:tab/>sloc<text:tab/>a location on the game plane</text:p>
      <text:p text:style-name="P31"><text:span text:style-name="T17">@return<text:tab/><text:tab/>address of the ship in location </text:span><text:span text:style-name="T2">sloc</text:span><text:span text:style-name="T17"> or zero if no ship in that location</text:span></text:p>
      <text:p text:style-name="P44"/>
      <text:p text:style-name="P22"><text:span text:style-name="T24">Returns address of </text:span><text:span text:style-name="T23">the </text:span><text:span text:style-name="T24">ship in location </text:span><text:span text:style-name="T10">sloc</text:span><text:span text:style-name="T24"> or </text:span><text:span text:style-name="T23">zero</text:span><text:span text:style-name="T24"> if no ship in </text:span><text:span text:style-name="T23">that</text:span><text:span text:style-name="T24"> location.</text:span></text:p>
      <text:p text:style-name="P6"/>
      <text:p text:style-name="P30"><text:span text:style-name="T17">NB! Find </text:span><text:span text:style-name="T10">loc_bundle_t</text:span><text:span text:style-name="T23"> definition at game_types.h file.</text:span></text:p>
      <text:p text:style-name="P6"/>
      <text:h text:style-name="H4" text:outline-level="4" text:is-list-header="true"><text:bookmark-start text:name="__RefHeading___Toc2380_724142349"/><text:span text:style-name="T57">cargo_status_t </text:span><text:span text:style-name="T17">getCargoStatus</text:span><text:span text:style-name="T25"> </text:span><text:span text:style-name="T17">(</text:span><text:span text:style-name="T57">am_addr_t</text:span><text:span text:style-name="T17"> ship_addr)</text:span><text:bookmark-end text:name="__RefHeading___Toc2380_724142349"/></text:h>
      <text:p text:style-name="P44"/>
      <text:p text:style-name="P23"><text:span text:style-name="T25">@param <text:s text:c="2"/>ship_addr<text:tab/></text:span><text:span text:style-name="T23">t</text:span><text:span text:style-name="T24">he address of the ship whose </text:span><text:span text:style-name="T23">cargo </text:span><text:span text:style-name="T25">status to check</text:span></text:p>
      <text:p text:style-name="P32"><text:span text:style-name="T17">@return <text:tab/><text:tab/>the status of cargo; </text:span><text:span text:style-name="T26">possible values </text:span><text:span text:style-name="T12">cs_</text:span><text:span text:style-name="T2">cargo_received</text:span><text:span text:style-name="T17">,</text:span><text:span text:style-name="T26"> <text:tab/><text:tab/><text:tab/><text:tab/><text:tab/><text:tab/></text:span><text:span text:style-name="T12">cs_</text:span><text:span text:style-name="T2">cargo_not_received</text:span><text:span text:style-name="T17">, </text:span><text:span text:style-name="T12">cs_</text:span><text:span text:style-name="T2">unknown_ship_addr</text:span></text:p>
      <text:p text:style-name="P49"/>
      <text:p text:style-name="P23"><text:span text:style-name="T24">Returns cargo status of ship </text:span><text:span text:style-name="T25">with address</text:span><text:span text:style-name="T11"> ship_addr</text:span><text:span text:style-name="T24">. Possible return values:</text:span></text:p>
      <text:list xml:id="list1702034810" text:style-name="L3">
        <text:list-item>
          <text:p text:style-name="P51"><text:span text:style-name="T12">cs_</text:span><text:span text:style-name="T11">cargo_received</text:span><text:span text:style-name="T12"> </text:span><text:span text:style-name="T17">- cargo has been received, cargo present</text:span></text:p>
        </text:list-item>
        <text:list-item>
          <text:p text:style-name="P51"><text:span text:style-name="T12">cs_</text:span><text:span text:style-name="T11">cargo_not_received</text:span><text:span text:style-name="T17"> - cargo has not been received, cargo not present</text:span></text:p>
        </text:list-item>
        <text:list-item>
          <text:p text:style-name="P51"><text:span text:style-name="T12">cs_</text:span><text:span text:style-name="T11">unknown_ship_addr</text:span><text:span text:style-name="T17"> - ship not in database, unknown ship</text:span></text:p>
        </text:list-item>
      </text:list>
      <text:p text:style-name="P46"/>
      <text:p text:style-name="P24"><text:span text:style-name="T24">NB! Find</text:span><text:span text:style-name="T26"> </text:span><text:span text:style-name="T12">cargo_status_t</text:span><text:span text:style-name="T23"> definition at game_</text:span><text:span text:style-name="T27">status</text:span><text:span text:style-name="T23">.h fil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1" style:list-style-name="" style:class="text">
      <style:paragraph-properties fo:margin-top="0cm" fo:margin-bottom="0.247cm" loext:contextual-spacing="false" fo:line-height="115%"/>
      <style:text-properties officeooo:rsid="001f824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4" style:family="paragraph" style:parent-style-name="Heading_20_4" style:class="text" style:master-page-name="">
      <style:paragraph-properties style:page-number="auto"/>
      <style:text-properties style:font-name="Liberation Serif1" fo:font-family="'Liberation Serif'" style:font-style-name="Bold" style:font-family-generic="roman" style:font-pitch="variable" fo:font-size="12pt" fo:font-style="normal" fo:font-weight="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2T11:24:11.666962814</meta:creation-date>
    <meta:generator>LibreOffice/6.4.7.2$Linux_X86_64 LibreOffice_project/40$Build-2</meta:generator>
    <dc:date>2021-10-12T12:04:06.691693431</dc:date>
    <meta:editing-duration>PT58M24S</meta:editing-duration>
    <meta:editing-cycles>8</meta:editing-cycles>
    <meta:document-statistic meta:table-count="0" meta:image-count="0" meta:object-count="0" meta:page-count="6" meta:paragraph-count="97" meta:word-count="1383" meta:character-count="9230" meta:non-whitespace-character-count="7875"/>
  </office:meta>
</office:document-meta>
</file>